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03pt" svg:height="255.32pt" svg:x="19.45pt" svg:y="55.28pt">
            <draw:object draw:notify-on-update-of-ranges="Sheet1.A1:Sheet1.A1 Sheet1.B1:Sheet1.C1 Sheet1.A2:Sheet1.A2 Sheet1.B2:Sheet1.C2 Sheet1.A3:Sheet1.A3 Sheet1.B3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 Slave</text:p>
          </table:table-cell>
          <table:table-cell office:value-type="float" office:value="1717153" calcext:value-type="float">
            <text:p>1717153</text:p>
          </table:table-cell>
          <table:table-cell office:value-type="float" office:value="3085300" calcext:value-type="float">
            <text:p>3085300</text:p>
          </table:table-cell>
        </table:table-row>
        <table:table-row table:style-name="ro1">
          <table:table-cell office:value-type="string" calcext:value-type="string">
            <text:p>10 Slaves</text:p>
          </table:table-cell>
          <table:table-cell office:value-type="float" office:value="8092518" calcext:value-type="float">
            <text:p>8092518</text:p>
          </table:table-cell>
          <table:table-cell office:value-type="float" office:value="27252040" calcext:value-type="float">
            <text:p>27252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23:36:12.857516000</meta:creation-date>
    <dc:date>2015-03-16T00:01:00.352440000</dc:date>
    <meta:editing-duration>PT24M47S</meta:editing-duration>
    <meta:editing-cycles>2</meta:editing-cycles>
    <meta:generator>LibreOffice/4.4.0.3$MacOSX_X86_64 LibreOffice_project/de093506bcdc5fafd9023ee680b8c60e3e0645d7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5.132cm" svg:y="0.316cm" chart:style-name="ch2">
          <text:p>Number of States Analyzed</text:p>
        </chart:title>
        <chart:legend chart:legend-position="end" svg:x="13.7cm" svg:y="3.971cm" style:legend-expansion="high" chart:style-name="ch3"/>
        <chart:plot-area chart:style-name="ch4" table:cell-range-address="Sheet1.A1:Sheet1.C3" chart:data-source-has-labels="both" svg:x="1.275cm" svg:y="1.267cm" svg:width="12.106cm" svg:height="6.635cm">
          <chartooo:coordinate-region svg:x="3.077cm" svg:y="1.46cm" svg:width="10.304cm" svg:height="5.81cm"/>
          <chart:axis chart:dimension="x" chart:name="primary-x" chart:style-name="ch5" chartooo:axis-type="auto">
            <chartooo:date-scale/>
            <chart:title svg:x="5.596cm" svg:y="8.083cm" chart:style-name="ch6">
              <text:p>Time Allowed (seconds)</text:p>
            </chart:title>
            <chart:categories table:cell-range-address="Sheet1.B1:Sheet1.C1"/>
          </chart:axis>
          <chart:axis chart:dimension="y" chart:name="primary-y" chart:style-name="ch7">
            <chart:title svg:x="0.451cm" svg:y="6.563cm" chart:style-name="ch8">
              <text:p>Number of States Analyzed</text:p>
            </chart:title>
            <chart:grid chart:style-name="ch9" chart:class="major"/>
          </chart:axis>
          <chart:series chart:style-name="ch10" chart:values-cell-range-address="Sheet1.B2:Sheet1.C2" chart:label-cell-address="Sheet1.A2:Sheet1.A2" chart:class="chart:bar">
            <chart:data-point chart:repeated="2"/>
          </chart:series>
          <chart:series chart:style-name="ch11" chart:values-cell-range-address="Sheet1.B3:Sheet1.C3" chart:label-cell-address="Sheet1.A3:Sheet1.A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Sheet1.B1:Sheet1.C1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 Slave</text:p>
                <draw:g>
                  <svg:desc>Sheet1.A2:Sheet1.A2</svg:desc>
                </draw:g>
              </table:table-cell>
              <table:table-cell office:value-type="float" office:value="1717153">
                <text:p>1717153</text:p>
                <draw:g>
                  <svg:desc>Sheet1.B2:Sheet1.C2</svg:desc>
                </draw:g>
              </table:table-cell>
              <table:table-cell office:value-type="float" office:value="3085300">
                <text:p>3085300</text:p>
              </table:table-cell>
            </table:table-row>
            <table:table-row>
              <table:table-cell office:value-type="string">
                <text:p>10 Slaves</text:p>
                <draw:g>
                  <svg:desc>Sheet1.A3:Sheet1.A3</svg:desc>
                </draw:g>
              </table:table-cell>
              <table:table-cell office:value-type="float" office:value="8092518">
                <text:p>8092518</text:p>
                <draw:g>
                  <svg:desc>Sheet1.B3:Sheet1.C3</svg:desc>
                </draw:g>
              </table:table-cell>
              <table:table-cell office:value-type="float" office:value="27252040">
                <text:p>27252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